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2.6104in" table:align="left"/>
    </style:style>
    <style:style style:name="Table1.A" style:family="table-column">
      <style:table-column-properties style:column-width="0.6458in"/>
    </style:style>
    <style:style style:name="Table1.B" style:family="table-column">
      <style:table-column-properties style:column-width="0.4563in"/>
    </style:style>
    <style:style style:name="Table1.C" style:family="table-column">
      <style:table-column-properties style:column-width="0.5882in"/>
    </style:style>
    <style:style style:name="Table1.D" style:family="table-column">
      <style:table-column-properties style:column-width="0.9201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>
      <style:paragraph-properties fo:margin-top="0in" fo:margin-bottom="0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3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4">
      <style:paragraph-properties fo:margin-top="0in" fo:margin-bottom="0in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5">
      <style:paragraph-properties fo:margin-top="0in" fo:margin-bottom="0in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6">
      <style:paragraph-properties fo:margin-top="0in" fo:margin-bottom="0in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7">
      <style:paragraph-properties fo:margin-top="0in" fo:margin-bottom="0in" style:contextual-spacing="false"/>
    </style:style>
    <style:style style:name="P14" style:family="paragraph" style:parent-style-name="Text_20_body" style:list-style-name="L7"/>
    <style:style style:name="P15" style:family="paragraph" style:parent-style-name="Text_20_body" style:list-style-name="L8">
      <style:paragraph-properties fo:margin-top="0in" fo:margin-bottom="0in" style:contextual-spacing="false"/>
    </style:style>
    <style:style style:name="P16" style:family="paragraph" style:parent-style-name="Text_20_body" style:list-style-name="L8"/>
    <style:style style:name="P17" style:family="paragraph" style:parent-style-name="Text_20_body" style:list-style-name="L9">
      <style:paragraph-properties fo:margin-top="0in" fo:margin-bottom="0in" style:contextual-spacing="false"/>
    </style:style>
    <style:style style:name="P18" style:family="paragraph" style:parent-style-name="Text_20_body" style:list-style-name="L9"/>
    <style:style style:name="P19" style:family="paragraph" style:parent-style-name="Text_20_body" style:list-style-name="L10">
      <style:paragraph-properties fo:margin-top="0in" fo:margin-bottom="0in" style:contextual-spacing="false"/>
    </style:style>
    <style:style style:name="P20" style:family="paragraph" style:parent-style-name="Text_20_body" style:list-style-name="L10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Ход урока 1</text:h>
      <text:h text:style-name="Heading_20_3" text:outline-level="3">1. Организационный момент — 2 мин</text:h>
      <text:list text:style-name="L1">
        <text:list-item>
          <text:p text:style-name="P1">Приветствие. </text:p>
        </text:list-item>
        <text:list-item>
          <text:p text:style-name="P1">Проверка готовности класса к уроку. </text:p>
        </text:list-item>
        <text:list-item>
          <text:p text:style-name="P2">Краткое сообщение темы и цели урока. </text:p>
        </text:list-item>
      </text:list>
      <text:h text:style-name="Heading_20_3" text:outline-level="3">2. Актуализация знаний — 5 мин</text:h>
      <text:p text:style-name="Text_20_body">Беседа с учащимися:</text:p>
      <text:list text:style-name="L2">
        <text:list-item>
          <text:p text:style-name="P3">Что такое таблица? </text:p>
        </text:list-item>
        <text:list-item>
          <text:p text:style-name="P3">Где в жизни используются таблицы? </text:p>
        </text:list-item>
        <text:list-item>
          <text:p text:style-name="P4">Для чего нужны вычисления в таблицах? </text:p>
        </text:list-item>
      </text:list>
      <text:h text:style-name="Heading_20_3" text:outline-level="3">3. Объяснение нового материала — 10 мин</text:h>
      <text:p text:style-name="Text_20_body">Учитель объясняет:</text:p>
      <text:list text:style-name="L3">
        <text:list-item>
          <text:p text:style-name="P5">интерфейс Excel; </text:p>
        </text:list-item>
        <text:list-item>
          <text:p text:style-name="P5">строки, столбцы, ячейки; </text:p>
        </text:list-item>
        <text:list-item>
          <text:p text:style-name="P5">адрес ячейки (A1, B3 и т.д.); </text:p>
        </text:list-item>
        <text:list-item>
          <text:p text:style-name="P5">ввод формулы: формула начинается со знака <text:span text:style-name="Source_20_Text">=</text:span>; </text:p>
        </text:list-item>
        <text:list-item>
          <text:p text:style-name="P5">примеры: </text:p>
          <text:list>
            <text:list-item>
              <text:p text:style-name="P5"><text:span text:style-name="Source_20_Text">=A1+B1</text:span> </text:p>
            </text:list-item>
            <text:list-item>
              <text:p text:style-name="P5"><text:span text:style-name="Source_20_Text">=C2*D2</text:span> </text:p>
            </text:list-item>
            <text:list-item>
              <text:p text:style-name="P6"><text:span text:style-name="Source_20_Text">=(A3+B3)/2</text:span> </text:p>
            </text:list-item>
          </text:list>
        </text:list-item>
      </text:list>
      <text:p text:style-name="Text_20_body">Знакомство с простейшими функциями:</text:p>
      <text:list text:style-name="L4">
        <text:list-item>
          <text:p text:style-name="P7"><text:span text:style-name="Source_20_Text">=СУММ(A1:A5)</text:span> </text:p>
        </text:list-item>
        <text:list-item>
          <text:p text:style-name="P7"><text:span text:style-name="Source_20_Text">=СРЗНАЧ(B1:B5)</text:span> </text:p>
        </text:list-item>
        <text:list-item>
          <text:p text:style-name="P7"><text:span text:style-name="Source_20_Text">=МАКС(C1:C5)</text:span> </text:p>
        </text:list-item>
        <text:list-item>
          <text:p text:style-name="P8"><text:span text:style-name="Source_20_Text">=МИН(C1:C5)</text:span> </text:p>
        </text:list-item>
      </text:list>
      <text:p text:style-name="Text_20_body">Пояснение отличия числа от ссылки на ячейку.</text:p>
      <text:h text:style-name="Heading_20_3" text:outline-level="3">4. Демонстрация — 5 мин</text:h>
      <text:p text:style-name="Text_20_body">Учитель на экране показывает создание небольшой таблицы, например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Товар</text:p>
            </table:table-cell>
            <table:table-cell table:style-name="Table1.A1" office:value-type="string">
              <text:p text:style-name="Table_20_Heading">Цена</text:p>
            </table:table-cell>
            <table:table-cell table:style-name="Table1.A1" office:value-type="string">
              <text:p text:style-name="Table_20_Heading">Кол-во</text:p>
            </table:table-cell>
            <table:table-cell table:style-name="Table1.A1" office:value-type="string">
              <text:p text:style-name="Table_20_Heading">Стоимость</text:p>
            </table:table-cell>
          </table:table-row>
        </table:table-header-rows>
        <table:table-row>
          <table:table-cell table:style-name="Table1.A1" office:value-type="string">
            <text:p text:style-name="Table_20_Contents">Тетрадь</text:p>
          </table:table-cell>
          <table:table-cell table:style-name="Table1.A1" office:value-type="string">
            <text:p text:style-name="Table_20_Contents">25</text:p>
          </table:table-cell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=B2*C2</text:p>
          </table:table-cell>
        </table:table-row>
        <table:table-row>
          <table:table-cell table:style-name="Table1.A1" office:value-type="string">
            <text:p text:style-name="Table_20_Contents">Ручка</text:p>
          </table:table-cell>
          <table:table-cell table:style-name="Table1.A1" office:value-type="string">
            <text:p text:style-name="Table_20_Contents">15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Table_20_Contents">=B3*C3</text:p>
          </table:table-cell>
        </table:table-row>
      </table:table>
      <text:p text:style-name="Text_20_body">Дополнительно показывает:</text:p>
      <text:list text:style-name="L5">
        <text:list-item>
          <text:p text:style-name="P9">подсчёт общей стоимости через <text:span text:style-name="Source_20_Text">СУММ</text:span>; </text:p>
        </text:list-item>
        <text:list-item>
          <text:p text:style-name="P9"><text:soft-page-break/>среднее значение; </text:p>
        </text:list-item>
        <text:list-item>
          <text:p text:style-name="P10">поиск максимума и минимума. </text:p>
        </text:list-item>
      </text:list>
      <text:h text:style-name="Heading_20_3" text:outline-level="3">5. Практическая работа — 13 мин</text:h>
      <text:p text:style-name="Text_20_body"><text:span text:style-name="Strong_20_Emphasis">Задание:</text:span> создать таблицу «Покупки» или «Успеваемость ученика».</text:p>
      <text:p text:style-name="Text_20_body">Вариант 1. «Покупки»:</text:p>
      <text:list text:style-name="L6">
        <text:list-item>
          <text:p text:style-name="P11">столбцы: Наименование, Цена, Количество, Стоимость; </text:p>
        </text:list-item>
        <text:list-item>
          <text:p text:style-name="P11">вычислить стоимость каждого товара; </text:p>
        </text:list-item>
        <text:list-item>
          <text:p text:style-name="P12">найти общую сумму покупки. </text:p>
        </text:list-item>
      </text:list>
      <text:p text:style-name="Text_20_body">Вариант 2. «Оценки»:</text:p>
      <text:list text:style-name="L7">
        <text:list-item>
          <text:p text:style-name="P13">столбцы: Предмет, 1 четверть, 2 четверть, 3 четверть, 4 четверть, Средний балл; </text:p>
        </text:list-item>
        <text:list-item>
          <text:p text:style-name="P13">вычислить средний балл; </text:p>
        </text:list-item>
        <text:list-item>
          <text:p text:style-name="P14">определить максимальную и минимальную оценку. </text:p>
        </text:list-item>
      </text:list>
      <text:p text:style-name="Text_20_body">Учитель контролирует выполнение, помогает учащимся.</text:p>
      <text:h text:style-name="Heading_20_3" text:outline-level="3">6. Проверка и обсуждение результатов — 3 мин</text:h>
      <text:list text:style-name="L8">
        <text:list-item>
          <text:p text:style-name="P15">Разбор типичных ошибок: </text:p>
          <text:list>
            <text:list-item>
              <text:p text:style-name="P15">забыли знак <text:span text:style-name="Source_20_Text">=</text:span>; </text:p>
            </text:list-item>
            <text:list-item>
              <text:p text:style-name="P15">вместо адреса ячейки вводят число вручную; </text:p>
            </text:list-item>
            <text:list-item>
              <text:p text:style-name="P16">неверно указывают диапазон. </text:p>
            </text:list-item>
          </text:list>
        </text:list-item>
      </text:list>
      <text:h text:style-name="Heading_20_3" text:outline-level="3">7. Подведение итогов — 1 мин</text:h>
      <text:p text:style-name="Text_20_body">Вопросы:</text:p>
      <text:list text:style-name="L9">
        <text:list-item>
          <text:p text:style-name="P17">С чего начинается формула? </text:p>
        </text:list-item>
        <text:list-item>
          <text:p text:style-name="P17">Для чего нужны функции? </text:p>
        </text:list-item>
        <text:list-item>
          <text:p text:style-name="P18">Чем ссылка на ячейку удобнее обычного числа? </text:p>
        </text:list-item>
      </text:list>
      <text:h text:style-name="Heading_20_3" text:outline-level="3">8. Домашнее задание — 1 мин</text:h>
      <text:list text:style-name="L10">
        <text:list-item>
          <text:p text:style-name="P19">Повторить понятия: ячейка, адрес, формула, функция. </text:p>
        </text:list-item>
        <text:list-item>
          <text:p text:style-name="P20">Составить дома в тетради пример таблицы из 5 строк, где можно применить вычисления в Excel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22T13:39:59.666108810</meta:creation-date>
    <dc:date>2026-04-22T13:40:59.377226178</dc:date>
    <meta:editing-duration>PT1M2S</meta:editing-duration>
    <meta:editing-cycles>1</meta:editing-cycles>
    <meta:document-statistic meta:table-count="1" meta:image-count="0" meta:object-count="0" meta:page-count="2" meta:paragraph-count="68" meta:word-count="285" meta:character-count="1802" meta:non-whitespace-character-count="1578"/>
    <meta:generator>LibreOffice/25.8.5.2$Linux_X86_64 LibreOffice_project/580$Build-2</meta:generator>
  </office:meta>
</office:document-meta>
</file>